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107.99m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text-outline="false" style:text-line-through-style="none" style:text-line-through-type="none" style:font-name="Arial CE1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 C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</text:span><text:span text:style-name="T1">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7.35mm" svg:y="16.15mm">
            <text:p/>
          </draw:rect>
          <draw:frame draw:z-index="2" draw:style-name="gr3" draw:text-style-name="P4" svg:width="101.03mm" svg:height="107.99mm" svg:x="178.45mm" svg:y="16.19mm">
            <draw:text-box>
              <text:p><text:span text:style-name="T2">Jeżeli liczba przepracowanych nadgodzin jest mniejsza lub równa liczbie nadgodzin bez premii to to płaca będzie równa iloczynowi stawki płacy za 1 nadgodzinę i liczbie przepracowanych nadgodzin. W przypadku, gdzie liczba przepracowanych nadgodzin jest większa liczbie nadgodzin bez premii, do iloczynu stawki płacy za 1 nadgodzinę i liczbie przepracowanych nadgodzin należy dodać iloczyn stawki płacy za 1 nadgodzinę, wielkości dodatku za ponadnormatywne nadgodziny i różnicę liczby przepracowanych nadgodzin z liczbą nadgodzin bez premii.</text:span></text:p>
            </draw:text-box>
          </draw:frame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7:19:22.3762744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07:33:00.684345406</dc:date>
    <meta:print-date>2003-03-13T12:37:37</meta:print-date>
    <meta:generator>LibreOffice/6.0.7.3$Linux_X86_64 LibreOffice_project/00m0$Build-3</meta:generator>
    <meta:editing-duration>PT14M37S</meta:editing-duration>
    <meta:editing-cycles>4</meta:editing-cycles>
    <meta:document-statistic meta:table-count="3" meta:cell-count="16" meta:object-count="3"/>
  </office:meta>
</office:document-meta>
</file>